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45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7"><text:placeholder text:placeholder-type="text">&lt;setLang(o.partner_id.lang or 'en_US')&gt;</text:placeholder></text:p>
            <text:p text:style-name="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7"><text:text-input text:description="&lt;if test=&quot;o.partner_id.lang=='it_IT'&quot;&gt;">if IT</text:text-input></text:p>
            <text:p text:style-name="P7"><text:span text:style-name="T5">Resa merce: </text:span><text:span text:style-name="T14"><text:placeholder text:placeholder-type="text">&lt;o.return_id.text&gt;</text:placeholder></text:span></text:p>
            <text:p text:style-name="P7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7"><text:text-input text:description="&lt;/if&gt;">end if</text:text-input></text:p>
            <text:p text:style-name="P7"><text:text-input text:description="&lt;if test=&quot;o.partner_id.lang=='en_US'&quot;&gt;">if EN</text:text-input></text:p>
            <text:p text:style-name="P7"><text:span text:style-name="T5">Delivery terms: </text:span><text:span text:style-name="T14"><text:placeholder text:placeholder-type="text">&lt;o.return_id.text&gt;</text:placeholder></text:span></text:p>
            <text:p text:style-name="P7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14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7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7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7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0"><text:text-input text:description="&lt;if test=&quot;not item.insert_photo&quot;&gt;">if not photo</text:text-input></text:p>
            <text:p text:style-name="P41"><draw:frame draw:style-name="fr1" draw:name="image: asimage(item.product_id.quotation_photo)" text:anchor-type="as-char" svg:width="4.332cm" style:rel-width="scale" svg:height="2.05cm" style:rel-height="58%" draw:z-index="3"><draw:text-box><text:p text:style-name="P46"/></draw:text-box></draw:frame></text:p>
            <text:p text:style-name="P26"><text:text-input text:description="&lt;/if&gt;">end if not photo</text:text-input></text:p>
          </table:table-cell>
          <table:table-cell table:style-name="Tabella4.B3" office:value-type="string">
            <text:p text:style-name="P36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5"><text:placeholder text:placeholder-type="text">&lt;_(item.product_id.description)&gt;</text:placeholder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3"><text:placeholder text:placeholder-type="text">&lt;round(item.product_id.volume or 0.0, 2)&gt;</text:placeholder></text:p>
          </table:table-cell>
        </table:table-row>
        <table:table-row>
          <table:table-cell table:style-name="Tabella4.A7" table:number-columns-spanned="6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/if&gt;</text:placeholder></text:p>
      <text:p text:style-name="P14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8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3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8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8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8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45"><text:text-input text:description="&lt;if test=&quot;not item.insert_photo&quot;&gt;">if not photo</text:text-input></text:p>
            <text:p text:style-name="P44"><draw:frame draw:style-name="fr2" draw:name="image: asimage(item.product_id.quotation_photo or False)" text:anchor-type="as-char" svg:width="4.357cm" style:rel-width="scale" svg:height="1.806cm" style:rel-height="26%" draw:z-index="4"><draw:text-box><text:p text:style-name="P46"/></draw:text-box></draw:frame></text:p>
            <text:p text:style-name="P26"><text:text-input text:description="&lt;/if&gt;">end if not photo</text:text-input></text:p>
          </table:table-cell>
          <table:table-cell table:style-name="Tabella5.B3" office:value-type="string">
            <text:p text:style-name="P36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5"><text:placeholder text:placeholder-type="text">&lt;_(item.product_id.description)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2"><text:placeholder text:placeholder-type="text">&lt;"%d"%(item.product_uom_qty)&gt;</text:placeholder></text:p>
          </table:table-cell>
          <table:table-cell table:style-name="Tabella5.E3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2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3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9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if test="o.partner_id and o.partner_id.country and o.partner_id.country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9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text:soft-page-break/></text:p>
                </table:table-cell>
              </table:table-row>
              <table:table-row>
                <table:table-cell table:style-name="Tabella3.A3" office:value-type="string">
                  <text:p text:style-name="P39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/if&gt;</text:placeholder></text:p>
                </table:table-cell>
                <table:covered-table-cell/>
              </table:table-row>
            </table:table>
            <text:p text:style-name="P12"/>
          </table:table-cell>
          <table:covered-table-cell/>
          <table:table-cell table:style-name="Tabella5.I5" office:value-type="string">
            <text:p text:style-name="P12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9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5">m<text:span text:style-name="T21">3 <text:s/></text:span><text:placeholder text:placeholder-type="text">&lt;round(get_counter("volume"), 2)&gt;</text:placeholder></text:p>
                </table:table-cell>
              </table:table-row>
            </table:table>
            <text:p text:style-name="P12"/>
          </table:table-cell>
        </table:table-row>
        <table:table-row table:style-name="Tabella5.6">
          <table:table-cell table:style-name="Tabella5.A6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1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2"/>
          </table:table-cell>
        </table:table-row>
      </table:table>
      <text:p text:style-name="P9"/>
      <text:p text:style-name="P1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2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50M6S</meta:editing-duration>
    <meta:editing-cycles>275</meta:editing-cycles>
    <meta:generator>LibreOffice/4.3.3.2$Linux_X86_64 LibreOffice_project/430m0$Build-2</meta:generator>
    <meta:initial-creator>Nicola Riolini</meta:initial-creator>
    <dc:date>2015-07-26T23:10:53.232221457</dc:date>
    <dc:creator>thebrush </dc:creator>
    <meta:document-statistic meta:table-count="8" meta:image-count="1" meta:object-count="0" meta:page-count="3" meta:paragraph-count="93" meta:word-count="378" meta:character-count="2589" meta:non-whitespace-character-count="2413"/>
    <meta:user-defined meta:name="Info 1"/>
    <meta:user-defined meta:name="Info 2"/>
    <meta:user-defined meta:name="Info 3"/>
    <meta:user-defined meta:name="Info 4"/>
  </office:meta>
</office:document-meta>
</file>